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SUASNABAR PORRAS, EDSON WALTE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N RAMON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SUASNABAR PORRAS, EDSON WALTE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80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2" office:value-type="string">
            <text:p text:style-name="P1">8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ROPIO (GENETICA)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0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18:02:5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